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7.9in" table:align="margins"/>
    </style:style>
    <style:style style:name="Table1.A" style:family="table-column">
      <style:table-column-properties style:column-width="3.95in" style:rel-column-width="32767*"/>
    </style:style>
    <style:style style:name="Table1.B" style:family="table-column">
      <style:table-column-properties style:column-width="3.9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9in" table:align="margins"/>
    </style:style>
    <style:style style:name="Table2.A" style:family="table-column">
      <style:table-column-properties style:column-width="3.95in" style:rel-column-width="32767*"/>
    </style:style>
    <style:style style:name="Table2.B" style:family="table-column">
      <style:table-column-properties style:column-width="3.9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style:border-line-width-bottom="0.0008in 0.0138in 0.0008in" fo:padding="0.0291in" fo:border-left="none" fo:border-right="none" fo:border-top="none" fo:border-bottom="1.11pt double #000000" style:join-border="false"/>
    </style:style>
    <style:style style:name="P8" style:family="paragraph" style:parent-style-name="Standard">
      <style:paragraph-properties fo:padding="0.0291in" fo:border-left="none" fo:border-right="none" fo:border-top="none" fo:border-bottom="0.06pt solid #000000" style:join-border="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paragraph-properties fo:break-before="page" style:border-line-width-bottom="0.0008in 0.0138in 0.0008in" fo:padding="0.0291in" fo:border-left="none" fo:border-right="none" fo:border-top="none" fo:border-bottom="1.11pt double #000000" style:join-border="false"/>
    </style:style>
    <style:style style:name="P11" style:family="paragraph" style:parent-style-name="Standard" style:list-style-name="L1"/>
    <style:style style:name="P12" style:family="paragraph" style:parent-style-name="Standard" style:list-style-name="L1">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text-properties fo:font-weight="normal" officeooo:paragraph-rsid="001fbd1e"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paragraph-rsid="001fbd1e" style:font-weight-asian="bold" style:font-weight-complex="bold"/>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text-properties officeooo:paragraph-rsid="001fbd1e"/>
    </style:style>
    <style:style style:name="P20" style:family="paragraph" style:parent-style-name="Standard" style:list-style-name="L4">
      <style:text-properties fo:font-size="9pt" officeooo:paragraph-rsid="001fbd1e" style:font-size-asian="9pt" style:font-size-complex="9pt"/>
    </style:style>
    <style:style style:name="P21" style:family="paragraph" style:parent-style-name="Standard" style:list-style-name="L4">
      <style:text-properties fo:font-size="9pt" officeooo:paragraph-rsid="00211566" style:font-size-asian="9pt" style:font-size-complex="9pt"/>
    </style:style>
    <style:style style:name="P22" style:family="paragraph" style:parent-style-name="Standard">
      <style:paragraph-properties fo:padding="0.0291in" fo:border-left="none" fo:border-right="none" fo:border-top="none" fo:border-bottom="0.06pt solid #000000" style:join-border="false"/>
      <style:text-properties fo:font-weight="bold" style:font-weight-asian="bold" style:font-weight-complex="bold"/>
    </style:style>
    <style:style style:name="P23" style:family="paragraph" style:parent-style-name="Standard">
      <style:paragraph-properties fo:padding="0.0291in" fo:border-left="none" fo:border-right="none" fo:border-top="none" fo:border-bottom="0.06pt solid #000000" style:join-border="false"/>
      <style:text-properties officeooo:paragraph-rsid="001fbd1e"/>
    </style:style>
    <style:style style:name="T1" style:family="text">
      <style:text-properties fo:font-weight="bold" style:font-weight-asian="bold" style:font-weight-complex="bold"/>
    </style:style>
    <style:style style:name="T2" style:family="text">
      <style:text-properties fo:font-weight="bold" officeooo:rsid="001fbd1e" style:font-weight-asian="bold" style:font-weight-complex="bold"/>
    </style:style>
    <style:style style:name="T3" style:family="text">
      <style:text-properties fo:font-weight="bold" officeooo:rsid="00211566"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1fbd1e" style:font-weight-asian="normal" style:font-weight-complex="normal"/>
    </style:style>
    <style:style style:name="T7" style:family="text">
      <style:text-properties fo:font-weight="normal" officeooo:rsid="00211566" style:font-weight-asian="normal" style:font-weight-complex="normal"/>
    </style:style>
    <style:style style:name="T8" style:family="text">
      <style:text-properties fo:font-size="8pt" fo:font-weight="normal" style:font-size-asian="8pt" style:font-weight-asian="normal" style:font-size-complex="8pt"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officeooo:rsid="001fbd1e"/>
    </style:style>
    <style:style style:name="T11" style:family="text">
      <style:text-properties officeooo:rsid="0022ed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mekoin API Specification</text:p>
      <text:p text:style-name="P2"/>
      <text:p text:style-name="P7"/>
      <text:p text:style-name="Standard"/>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P7"/>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1">http://myserver:80/timekoin/api.php?action=pk_balance&amp;hash=MyHashCodeHere</text:p>
      <text:p text:style-name="Standard"/>
      <text:p text:style-name="Standard">POST DATA NAME = [<text:span text:style-name="T1">public_key</text:span><text:span text:style-name="T5">] </text:span><text:span text:style-name="T8">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P5">Result: 5</text:p>
      <text:p text:style-name="Standard"/>
      <text:p text:style-name="P7"/>
      <text:p text:style-name="Standard"/>
      <text:p text:style-name="P4">Public Key Actions</text:p>
      <text:p text:style-name="Standard"/>
      <text:p text:style-name="P1">Action</text:p>
      <text:p text:style-name="Standard">pk_balance</text:p>
      <text:p text:style-name="Standard"/>
      <text:p text:style-name="P1">Parameters</text:p>
      <text:p text:style-name="Standard">Timekoin Public Key in POST Data field named <text:span text:style-name="T1">public_key</text:span><text:span text:style-name="T5"> in Base64 Encoded Format</text:span></text:p>
      <text:p text:style-name="Standard"/>
      <text:p text:style-name="P1">Description</text:p>
      <text:p text:style-name="Standard">Returns the balance for the provided public key as whole numbers with no formatting. <text:span text:style-name="T4">Example:</text:span> 1, 55, or 9999</text:p>
      <text:p text:style-name="Standard">If the key does not exist, then 0 will be returned.</text:p>
      <text:p text:style-name="P8">If the key does exist and happens to have a balance of 0, then 0 will also be returned.</text:p>
      <text:p text:style-name="Standard"/>
      <text:p text:style-name="P1">Action</text:p>
      <text:p text:style-name="Standard">pk_gen_amt</text:p>
      <text:p text:style-name="Standard"/>
      <text:p text:style-name="P1">Parameters</text:p>
      <text:p text:style-name="Standard">Timekoin Public Key in POST Data field named <text:span text:style-name="T1">public_key</text:span><text:span text:style-name="T5"> in Base64 Encoded Format</text:span></text:p>
      <text:p text:style-name="Standard"/>
      <text:p text:style-name="P1">Description</text:p>
      <text:p text:style-name="Standard">Returns the amount of Timekoins currently being generated by the provided public key or 0 if the public key is not in the generation list.</text:p>
      <text:p text:style-name="P9">Action</text:p>
      <text:p text:style-name="Standard">pk_history</text:p>
      <text:p text:style-name="Standard"/>
      <text:p text:style-name="P1">Parameters</text:p>
      <text:list xml:id="list4123412689034640643" text:style-name="L1">
        <text:list-item>
          <text:p text:style-name="P11">Timekoin Public Key in POST Data field named <text:span text:style-name="T1">public_key</text:span><text:span text:style-name="T5"> in Base64 Encoded Format</text:span></text:p>
        </text:list-item>
        <text:list-item>
          <text:p text:style-name="P11"><text:span text:style-name="T5">How many transactions from the transactions history to retrieve in POST Data field named </text:span><text:span text:style-name="T1">last</text:span><text:span text:style-name="T5"> in whole Integer Format with a Maximum value of 100 and minimum value of 1. Any values higher or lower than the range will be considered just 1</text:span></text:p>
        </text:list-item>
        <text:list-item>
          <text:p text:style-name="P11"><text:span text:style-name="T5">Retrieve transactions </text:span><text:span text:style-name="T9">sent to</text:span><text:span text:style-name="T5"> the public key is specified by using the POST Data field with the name </text:span><text:span text:style-name="T1">sent_to</text:span><text:span text:style-name="T5"> set to a value of 1 (or TRUE)</text:span></text:p>
        </text:list-item>
        <text:list-item>
          <text:p text:style-name="P11"><text:span text:style-name="T5">Retrieve transactions </text:span><text:span text:style-name="T9">sent from</text:span><text:span text:style-name="T5"> the public key is specified by using the POST Data field with the name </text:span><text:span text:style-name="T1">sent_from</text:span><text:span text:style-name="T5"> set to a value of 1 (or TRUE)</text:span></text:p>
          <text:p text:style-name="P12"/>
        </text:list-item>
      </text:list>
      <text:p text:style-name="P1">Description</text:p>
      <text:p text:style-name="Standard">Returns the transaction history of a public key in the following format.</text:p>
      <text:p text:style-name="Standard"><text:span text:style-name="T5">If neither field of </text:span><text:span text:style-name="T1">sent_to</text:span><text:span text:style-name="T5"> or </text:span><text:span text:style-name="T1">sent_from</text:span><text:span text:style-name="T5"> is set, the action will fail and return 0 (or FALSE)</text:span></text:p>
      <text:p text:style-name="Standard"><text:span text:style-name="T5">Only one transaction direction per query can be done. You can not mix </text:span><text:span text:style-name="T1">sent_to</text:span><text:span text:style-name="T5"> and </text:span><text:span text:style-name="T1">sent_from</text:span><text:span text:style-name="T5"> at the same time.</text:span></text:p>
      <text:p text:style-name="P6">If the public key is not found, the action will fail and no data will be returned.</text:p>
      <text:p text:style-name="Standard"/>
      <text:p text:style-name="Standard">Example Output Format</text:p>
      <text:p text:style-name="Standard">---TIMESTAMP=&lt;timestamp of transaction&gt;</text:p>
      <text:p text:style-name="Standard">---FROM=&lt;public key that sent the transaction to the public key being queried&gt;</text:p>
      <text:p text:style-name="Standard">---TO=&lt;public key that was sent a transaction from the public key being queried&gt;</text:p>
      <text:p text:style-name="Standard">---AMOUNT=&lt;amount of transaction&gt;</text:p>
      <text:p text:style-name="Standard">---VERIFY=&lt;verification level&gt;</text:p>
      <text:p text:style-name="Standard">---MESSAGE=&lt;any encoded message in transaction&gt;---END</text:p>
      <text:p text:style-name="Standard"/>
      <text:p text:style-name="Standard">The newest transaction starts with 1 and others follow in order as 2,3,4 until the amounts being queries are complete.</text:p>
      <text:p text:style-name="Standard">Example output</text:p>
      <table:table table:name="Table1" table:style-name="Table1">
        <table:table-column table:style-name="Table1.A"/>
        <table:table-column table:style-name="Table1.B"/>
        <table:table-row>
          <table:table-cell table:style-name="Table1.A1" office:value-type="string">
            <text:p text:style-name="Standard">---TIMESTAMP1=1234567890</text:p>
            <text:p text:style-name="Standard">---FROM1=&lt;public key in base64&gt;</text:p>
            <text:p text:style-name="Standard">---TO1=&lt;public key in base64&gt;</text:p>
            <text:p text:style-name="Standard">---AMOUNT1=55</text:p>
            <text:p text:style-name="Standard">---VERIFY1=22</text:p>
            <text:p text:style-name="Standard">---MESSAGE1=thanks for the help--END1</text:p>
          </table:table-cell>
          <table:table-cell table:style-name="Table1.B1" office:value-type="string">
            <text:p text:style-name="Standard">---TIMESTAMP2=1234567892</text:p>
            <text:p text:style-name="Standard">---FROM2=&lt;public key in base64&gt;</text:p>
            <text:p text:style-name="Standard">---TO2=&lt;public key in base64&gt;</text:p>
            <text:p text:style-name="Standard">---AMOUNT2=3</text:p>
            <text:p text:style-name="Standard">---VERIFY2=127</text:p>
            <text:p text:style-name="Standard">---MESSAGE2=---END2</text:p>
          </table:table-cell>
        </table:table-row>
      </table:table>
      <text:p text:style-name="P8"><text:line-break/><text:line-break/></text:p>
      <text:p text:style-name="P1">Action</text:p>
      <text:p text:style-name="Standard">pk_valid</text:p>
      <text:p text:style-name="Standard"/>
      <text:p text:style-name="P1">Parameters</text:p>
      <text:p text:style-name="Standard">Timekoin Public Key in POST Data field named <text:span text:style-name="T1">public_key</text:span><text:span text:style-name="T5"> in Base64 Encoded Format</text:span></text:p>
      <text:p text:style-name="Standard"/>
      <text:p text:style-name="P1">Description</text:p>
      <text:p text:style-name="Standard">Returns 1 (or TRUE) if the Public Key has any kind of history of transactions associated with. Returns 0 (or FALSE) if the Public Key has no history of transactions associated with it. This is a way to test for a valid Public Key before a transaction is sent, but can not tell the user if a Public Key that has been created, but never used, is valid or not.</text:p>
      <text:p text:style-name="P9">Action</text:p>
      <text:p text:style-name="Standard">pk_recv</text:p>
      <text:p text:style-name="Standard"/>
      <text:p text:style-name="P1">Parameters</text:p>
      <text:p text:style-name="Standard">Timekoin Public Key in POST Data field named <text:span text:style-name="T1">public_key</text:span><text:span text:style-name="T5"> in Base64 Encoded Format</text:span></text:p>
      <text:p text:style-name="Standard"/>
      <text:p text:style-name="P1">Description</text:p>
      <text:p text:style-name="P8">Returns a total of *all* the Timekoins ever received by the provided public key through transactions.</text:p>
      <text:p text:style-name="Standard"/>
      <text:p text:style-name="P1">Action</text:p>
      <text:p text:style-name="Standard">pk_sent</text:p>
      <text:p text:style-name="Standard"/>
      <text:p text:style-name="P1">Parameters</text:p>
      <text:p text:style-name="Standard">Timekoin Public Key in POST Data field named <text:span text:style-name="T1">public_key</text:span><text:span text:style-name="T5"> in Base64 Encoded Format</text:span></text:p>
      <text:p text:style-name="Standard"/>
      <text:p text:style-name="P1">Description</text:p>
      <text:p text:style-name="P8">Returns a total of *all* the Timekoins ever sent out by the provided public key through transactions.</text:p>
      <text:p text:style-name="Standard"/>
      <text:p text:style-name="P1">Action</text:p>
      <text:p text:style-name="Standard">pk_gen_total</text:p>
      <text:p text:style-name="Standard"/>
      <text:p text:style-name="P1">Parameters</text:p>
      <text:p text:style-name="Standard">Timekoin Public Key in POST Data field named <text:span text:style-name="T1">public_key</text:span><text:span text:style-name="T5"> in Base64 Encoded Format</text:span></text:p>
      <text:p text:style-name="Standard"/>
      <text:p text:style-name="P1">Description</text:p>
      <text:p text:style-name="P8">Returns a total of *all* the Timekoins ever generated by the public key.</text:p>
      <text:p text:style-name="Standard"/>
      <text:p text:style-name="P7"/>
      <text:p text:style-name="Standard"/>
      <text:p text:style-name="P4">Transaction Functions</text:p>
      <text:p text:style-name="P1">Action</text:p>
      <text:p text:style-name="Standard">send_tk</text:p>
      <text:p text:style-name="Standard"/>
      <text:p text:style-name="P1">Parameters</text:p>
      <text:list xml:id="list2372413530852016649" text:style-name="L2">
        <text:list-item>
          <text:p text:style-name="P17">Timestamp in POST Data field named <text:span text:style-name="T1">timestamp</text:span> in whole Integer Unix Time Format</text:p>
        </text:list-item>
        <text:list-item>
          <text:p text:style-name="P17">Public Key in POST Data field named <text:span text:style-name="T1">public_key</text:span><text:span text:style-name="T5"> in Base64 Encoded Format</text:span></text:p>
        </text:list-item>
        <text:list-item>
          <text:p text:style-name="P17"><text:span text:style-name="T5">Crypt1 Data in POST Data field named </text:span><text:span text:style-name="T1">crypt_data1</text:span><text:span text:style-name="T5"> in Base64 Encoded Format</text:span></text:p>
        </text:list-item>
        <text:list-item>
          <text:p text:style-name="P17"><text:span text:style-name="T5">Crypt2 Data in POST Data field named </text:span><text:span text:style-name="T1">crypt_data2</text:span><text:span text:style-name="T5"> in Base64 Encoded Format</text:span></text:p>
        </text:list-item>
        <text:list-item>
          <text:p text:style-name="P17"><text:span text:style-name="T5">Crypt3 Data in POST Data field named </text:span><text:span text:style-name="T1">crypt_data3</text:span><text:span text:style-name="T5"> in Base64 Encoded Format</text:span></text:p>
        </text:list-item>
        <text:list-item>
          <text:p text:style-name="P17"><text:span text:style-name="T5">Transaction SHA Hash Data in POST Data field named </text:span><text:span text:style-name="T1">hash</text:span></text:p>
        </text:list-item>
        <text:list-item>
          <text:p text:style-name="P17"><text:span text:style-name="T5">Transaction Attribute Data in POST Data field named </text:span><text:span text:style-name="T1">attribute</text:span></text:p>
        </text:list-item>
        <text:list-item>
          <text:p text:style-name="P13">Qhash Data in POST Data field name <text:span text:style-name="T1">qhash</text:span></text:p>
        </text:list-item>
      </text:list>
      <text:p text:style-name="Standard"/>
      <text:p text:style-name="Standard"/>
      <text:p text:style-name="Standard"/>
      <text:p text:style-name="P1">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7"/>
      <text:p text:style-name="P10"/>
      <text:p text:style-name="P4">Status Actions</text:p>
      <text:p text:style-name="P1">Action</text:p>
      <text:p text:style-name="Standard">tk_hash_status</text:p>
      <text:p text:style-name="Standard"/>
      <text:p text:style-name="P1">Parameters</text:p>
      <text:p text:style-name="P6">Hashcode in GET request</text:p>
      <text:p text:style-name="Standard"/>
      <text:p text:style-name="P1">Description</text:p>
      <text:p text:style-name="Standard">Returns TRUE if the Hashcode is valid for any type of usage and NULL if the Hashcode is invalid.</text:p>
      <text:p text:style-name="P22"/>
      <text:p text:style-name="P1"/>
      <text:p text:style-name="P1">Action</text:p>
      <text:p text:style-name="Standard">tk_trans_total</text:p>
      <text:p text:style-name="Standard"/>
      <text:p text:style-name="P1">Parameters</text:p>
      <text:list xml:id="list1883008232967700916" text:style-name="L3">
        <text:list-item>
          <text:p text:style-name="P18"><text:span text:style-name="T5">Total Transaction Cycles in GET request – </text:span><text:span text:style-name="T1">&amp;last=</text:span><text:span text:style-name="T5">&lt;whole Integer number&gt;</text:span></text:p>
        </text:list-item>
      </text:list>
      <text:list xml:id="list2143811208" text:continue-list="list4123412689034640643" text:style-name="L1">
        <text:list-item>
          <text:p text:style-name="P12"><text:span text:style-name="T1">&amp;last=</text:span>&lt;number&gt; Maximum value of 100 and minimum value of 1. Any values higher or lower than the range will be considered just 1</text:p>
        </text:list-item>
      </text:list>
      <text:p text:style-name="Standard"/>
      <text:p text:style-name="P1">Description</text:p>
      <text:p text:style-name="Standard">Returns how many transactions (standard and generation transactions) in string format.</text:p>
      <text:p text:style-name="Standard"/>
      <text:p text:style-name="Standard">Example Output Format</text:p>
      <text:p text:style-name="Standard">---TIMESTAMP=&lt;timestamp of transaction cycle&gt;</text:p>
      <text:p text:style-name="Standard">---NUM=&lt;number of transactions&gt;</text:p>
      <text:p text:style-name="Standard">---AMOUNT=&lt;total amount of transactions sum together&gt;---END</text:p>
      <text:p text:style-name="Standard"/>
      <text:p text:style-name="Standard">The newest transaction starts with 1 and others follow in order as 2,3,4 until the amounts being queries are complete.</text:p>
      <text:p text:style-name="Standard">Example output</text:p>
      <table:table table:name="Table2" table:style-name="Table2">
        <table:table-column table:style-name="Table2.A"/>
        <table:table-column table:style-name="Table2.B"/>
        <table:table-row>
          <table:table-cell table:style-name="Table2.A1" office:value-type="string">
            <text:p text:style-name="Standard">---TIMESTAMP1=1234567890</text:p>
            <text:p text:style-name="Standard">---NUM1=22</text:p>
            <text:p text:style-name="Standard">---AMOUNT1=155---END1</text:p>
          </table:table-cell>
          <table:table-cell table:style-name="Table2.B1" office:value-type="string">
            <text:p text:style-name="Standard">---TIMESTAMP2=1234567891</text:p>
            <text:p text:style-name="Standard">---NUM2=22</text:p>
            <text:p text:style-name="Standard">---AMOUNT2=155---END2</text:p>
          </table:table-cell>
        </table:table-row>
      </table:table>
      <text:p text:style-name="P23"><text:span text:style-name="T10"/></text:p>
      <text:p text:style-name="P16">Action</text:p>
      <text:p text:style-name="P19">tk_<text:span text:style-name="T10">process</text:span>_status</text:p>
      <text:p text:style-name="P19"/>
      <text:p text:style-name="P16">Parameters</text:p>
      <text:p text:style-name="P14"><text:span text:style-name="T10">Which process to check</text:span> in GET request</text:p>
      <text:list xml:id="list7346556001917067254" text:style-name="L4">
        <text:list-item>
          <text:p text:style-name="P20"><text:span text:style-name="T2">&amp;process=1</text:span><text:span text:style-name="T6"> – Main Program Process</text:span></text:p>
        </text:list-item>
        <text:list-item>
          <text:p text:style-name="P20"><text:span text:style-name="T2">&amp;process=2</text:span><text:span text:style-name="T6"> – Treasurer Processor</text:span></text:p>
        </text:list-item>
        <text:list-item>
          <text:p text:style-name="P21"><text:span text:style-name="T2">&amp;process=</text:span><text:span text:style-name="T3">3</text:span><text:span text:style-name="T6"> – </text:span><text:span text:style-name="T7">Peer</text:span><text:span text:style-name="T6"> Processor</text:span></text:p>
        </text:list-item>
        <text:list-item>
          <text:p text:style-name="P21"><text:span text:style-name="T2">&amp;process=</text:span><text:span text:style-name="T3">4</text:span><text:span text:style-name="T6"> – </text:span><text:span text:style-name="T7">Transaction Queue Clerk</text:span></text:p>
        </text:list-item>
        <text:list-item>
          <text:p text:style-name="P21"><text:span text:style-name="T2">&amp;process=</text:span><text:span text:style-name="T3">5</text:span><text:span text:style-name="T6"> – </text:span><text:span text:style-name="T7">Generation Peer Manager</text:span></text:p>
        </text:list-item>
        <text:list-item>
          <text:p text:style-name="P21"><text:span text:style-name="T2">&amp;process=</text:span><text:span text:style-name="T3">6</text:span><text:span text:style-name="T6"> – </text:span><text:span text:style-name="T7">Generation Processor</text:span></text:p>
        </text:list-item>
        <text:list-item>
          <text:p text:style-name="P21"><text:span text:style-name="T2">&amp;process=</text:span><text:span text:style-name="T3">7</text:span><text:span text:style-name="T6"> – </text:span><text:span text:style-name="T7">Transaction Clerk</text:span></text:p>
        </text:list-item>
        <text:list-item>
          <text:p text:style-name="P21"><text:span text:style-name="T2">&amp;process=</text:span><text:span text:style-name="T3">8</text:span><text:span text:style-name="T6"> – </text:span><text:span text:style-name="T7">Foundation Manager</text:span></text:p>
        </text:list-item>
        <text:list-item>
          <text:p text:style-name="P21"><text:span text:style-name="T2">&amp;process=</text:span><text:span text:style-name="T3">9</text:span><text:span text:style-name="T6"> – </text:span><text:span text:style-name="T7">Balance Indexer</text:span></text:p>
        </text:list-item>
        <text:list-item>
          <text:p text:style-name="P21"><text:span text:style-name="T2">&amp;process=</text:span><text:span text:style-name="T3">10</text:span><text:span text:style-name="T6"> – </text:span><text:span text:style-name="T7">Watchdog</text:span></text:p>
        </text:list-item>
      </text:list>
      <text:p text:style-name="P19"/>
      <text:p text:style-name="P16">Description</text:p>
      <text:p text:style-name="P23"><text:span text:style-name="T10">This will compare processing times between the current server time and the last update from the process. If the difference in time is greater than the allowed timeout, the process is considered either stalled or stopped completely.<text:line-break/>Returns TRUE </text:span><text:span text:style-name="T11">(1)</text:span><text:span text:style-name="T10"> for running process and FALSE </text:span><text:span text:style-name="T11">(0)</text:span><text:span text:style-name="T10"> for offline proc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 NA</meta:initial-creator>
    <meta:creation-date>2013-04-18T20:39:42</meta:creation-date>
    <meta:generator>LibreOffice/4.0.5.2$Linux_X86_64 LibreOffice_project/400m0$Build-2</meta:generator>
    <dc:date>2013-12-31T21:54:41</dc:date>
    <meta:editing-duration>PT9H46M10S</meta:editing-duration>
    <meta:editing-cycles>39</meta:editing-cycles>
    <dc:title>Timekoin API Specfification</dc:title>
    <meta:document-statistic meta:table-count="2" meta:image-count="0" meta:object-count="0" meta:page-count="4" meta:paragraph-count="137" meta:word-count="1097" meta:character-count="7204" meta:non-whitespace-character-count="6287"/>
  </office:meta>
</office:document-meta>
</file>